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_20__28_var_29_" svg:stroke-width="0.2cm" draw:marker-start-width="0.6cm" draw:marker-end-width="0.6cm" draw:fill="solid" draw:fill-color="#cccccc" draw:fill-gradient-name="Gradient_20_1" draw:fill-hatch-name="Black_20_0_20_Degrees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4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1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0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3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763cm"/>
    </style:style>
    <style:style style:name="gr13" style:family="graphic" style:parent-style-name="standard">
      <style:graphic-properties draw:stroke="none" draw:fill="none" fo:min-height="0.577cm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fo:font-weight="bold"/>
    </style:style>
    <style:style style:name="P4" style:family="paragraph">
      <style:paragraph-properties fo:margin-left="0cm" fo:margin-right="0cm" fo:text-indent="0cm"/>
      <style:text-properties fo:color="#000000" fo:font-size="10pt" fo:font-weight="bold"/>
    </style:style>
    <style:style style:name="P5" style:family="paragraph">
      <style:text-properties fo:color="#000000" fo:font-size="10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0pt" fo:font-weight="bold"/>
    </style:style>
    <style:style style:name="T1" style:family="text">
      <style:text-properties fo:font-size="10pt" fo:font-weight="bold"/>
    </style:style>
    <style:style style:name="T2" style:family="text">
      <style:text-properties fo:color="#000000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8.32cm" svg:height="8.32cm" draw:transform="rotate (1.5707963267946) translate (9cm 15.0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58cm" svg:height="2.24cm" draw:transform="rotate (1.5707963267946) translate (9.62cm 14.66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094cm" svg:height="1.586cm" svg:x="9.77cm" svg:y="8.806cm">
          <draw:text-box>
            <text:p text:style-name="P2"><text:span text:style-name="T1">Interface-</text:span></text:p>
            <text:p text:style-name="P2"><text:span text:style-name="T1">IC</text:span></text:p>
            <text:p text:style-name="P2"><text:span text:style-name="T1"/></text:p>
          </draw:text-box>
        </draw:frame>
        <draw:frame draw:style-name="gr4" draw:text-style-name="P4" draw:layer="layout" svg:width="1.526cm" svg:height="1.038cm" svg:x="17.912cm" svg:y="8.524cm">
          <draw:text-box>
            <text:p text:style-name="P2"><text:span text:style-name="T2">TDI</text:span></text:p>
          </draw:text-box>
        </draw:frame>
        <draw:frame draw:style-name="gr3" draw:text-style-name="P5" draw:layer="layout" svg:width="1.518cm" svg:height="0.696cm" svg:x="17.912cm" svg:y="7.724cm">
          <draw:text-box>
            <text:p text:style-name="P2"><text:span text:style-name="T2">/TRST</text:span></text:p>
          </draw:text-box>
        </draw:frame>
        <draw:frame draw:style-name="gr5" draw:text-style-name="P4" draw:layer="layout" svg:width="1.844cm" svg:height="1.038cm" svg:x="17.912cm" svg:y="8.124cm">
          <draw:text-box>
            <text:p text:style-name="P2"><text:span text:style-name="T2">TDO</text:span></text:p>
          </draw:text-box>
        </draw:frame>
        <draw:frame draw:style-name="gr3" draw:text-style-name="P5" draw:layer="layout" svg:width="1.243cm" svg:height="0.696cm" svg:x="17.912cm" svg:y="7.324cm">
          <draw:text-box>
            <text:p text:style-name="P2"><text:span text:style-name="T2">TMS</text:span></text:p>
          </draw:text-box>
        </draw:frame>
        <draw:frame draw:style-name="gr3" draw:text-style-name="P5" draw:layer="layout" svg:width="1.222cm" svg:height="0.696cm" svg:x="17.912cm" svg:y="6.924cm">
          <draw:text-box>
            <text:p text:style-name="P2"><text:span text:style-name="T2">TCK</text:span></text:p>
          </draw:text-box>
        </draw:frame>
        <draw:custom-shape draw:style-name="gr6" draw:text-style-name="P6" draw:layer="layout" svg:width="1.24cm" svg:height="0.685cm" svg:x="11.92cm" svg:y="7.4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4.16cm" svg:height="3.46cm" draw:transform="rotate (1.5707963267946) translate (13.22cm 11.24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2.907cm" svg:height="3.366cm" svg:x="13.26cm" svg:y="7.138cm">
          <draw:text-box>
            <text:p text:style-name="P2"><text:span text:style-name="T1">- Protection</text:span></text:p>
            <text:p text:style-name="P2"><text:span text:style-name="T1">- Relays</text:span></text:p>
            <text:p text:style-name="P2"><text:span text:style-name="T1">- DACs</text:span></text:p>
            <text:p text:style-name="P2"><text:span text:style-name="T1">- Comparators</text:span></text:p>
            <text:p text:style-name="P2"><text:span text:style-name="T1">- Drivers</text:span></text:p>
            <text:p text:style-name="P2"><text:span text:style-name="T1">- Sync.</text:span></text:p>
            <text:p text:style-name="P2"><text:span text:style-name="T1"/></text:p>
          </draw:text-box>
        </draw:frame>
        <draw:custom-shape draw:style-name="gr6" draw:text-style-name="P6" draw:layer="layout" svg:width="1.28cm" svg:height="0.685cm" svg:x="16.68cm" svg:y="7.401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.24cm" svg:height="0.685cm" svg:x="11.92cm" svg:y="9.701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.28cm" svg:height="0.685cm" svg:x="16.68cm" svg:y="9.702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4" draw:layer="layout" svg:width="1.632cm" svg:height="1.038cm" svg:x="17.913cm" svg:y="9.524cm">
          <draw:text-box>
            <text:p text:style-name="P2"><text:span text:style-name="T2">DIO</text:span></text:p>
          </draw:text-box>
        </draw:frame>
        <draw:frame draw:style-name="gr8" draw:text-style-name="P4" draw:layer="layout" svg:width="1.598cm" svg:height="1.038cm" svg:x="17.914cm" svg:y="9.924cm">
          <draw:text-box>
            <text:p text:style-name="P2"><text:span text:style-name="T2">AIO</text:span></text:p>
          </draw:text-box>
        </draw:frame>
        <draw:custom-shape draw:style-name="gr2" draw:text-style-name="P1" draw:layer="layout" svg:width="1.2cm" svg:height="3.459cm" draw:transform="rotate (1.5707963267946) translate (13.221cm 14.6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2.788cm" svg:height="1.586cm" svg:x="13.171cm" svg:y="13.506cm">
          <draw:text-box>
            <text:p text:style-name="P2"><text:span text:style-name="T1">- PWR-Relays</text:span></text:p>
            <text:p text:style-name="P2"><text:span text:style-name="T1">- ADCs</text:span></text:p>
            <text:p text:style-name="P2"><text:span text:style-name="T1"/></text:p>
          </draw:text-box>
        </draw:frame>
        <draw:custom-shape draw:style-name="gr6" draw:text-style-name="P6" draw:layer="layout" svg:width="1.28cm" svg:height="0.685cm" svg:x="16.68cm" svg:y="13.703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4" draw:layer="layout" svg:width="1.819cm" svg:height="1.038cm" svg:x="17.955cm" svg:y="13.324cm">
          <draw:text-box>
            <text:p text:style-name="P2"><text:span text:style-name="T2">VCC</text:span></text:p>
          </draw:text-box>
        </draw:frame>
        <draw:frame draw:style-name="gr11" draw:text-style-name="P4" draw:layer="layout" svg:width="1.912cm" svg:height="1.038cm" svg:x="17.955cm" svg:y="13.724cm">
          <draw:text-box>
            <text:p text:style-name="P2"><text:span text:style-name="T2">GND</text:span></text:p>
          </draw:text-box>
        </draw:frame>
        <draw:frame draw:style-name="gr12" draw:text-style-name="P4" draw:layer="layout" svg:width="2.263cm" svg:height="1.038cm" svg:x="17.916cm" svg:y="14.124cm">
          <draw:text-box>
            <text:p text:style-name="P2"><text:span text:style-name="T2">others</text:span></text:p>
          </draw:text-box>
        </draw:frame>
        <draw:custom-shape draw:style-name="gr6" draw:text-style-name="P6" draw:layer="layout" svg:width="1.24cm" svg:height="0.685cm" svg:x="8.32cm" svg:y="8.704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1.24cm" svg:height="0.685cm" svg:x="11.92cm" svg:y="12.002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1.2cm" svg:height="1.858cm" draw:transform="rotate (1.5707963267946) translate (13.222cm 12.9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7" draw:layer="layout" svg:width="1.476cm" svg:height="1.534cm" svg:x="13.172cm" svg:y="11.806cm">
          <draw:text-box>
            <text:p text:style-name="P2"><text:span text:style-name="T1">DSKY</text:span></text:p>
            <text:p text:style-name="P2"><text:span text:style-name="T1"/></text:p>
          </draw:text-box>
        </draw:frame>
        <draw:frame draw:style-name="gr13" draw:text-style-name="P2" draw:layer="layout" svg:width="2.917cm" svg:height="0.827cm" draw:transform="rotate (1.5707963267946) translate (7.595cm 10.457cm)">
          <draw:text-box>
            <text:p text:style-name="P2"><text:span text:style-name="T1">Host System</text:span></text:p>
          </draw:text-box>
        </draw:frame>
        <draw:custom-shape draw:style-name="gr6" draw:text-style-name="P6" draw:layer="layout" svg:width="1.24cm" svg:height="0.685cm" svg:x="11.92cm" svg:y="13.703cm">
          <text:p text:style-name="P2"/>
          <draw:enhanced-geometry svg:viewBox="0 0 21600 21600" draw:text-areas="?f5 ?f1 ?f6 ?f3" draw:type="left-right-arrow" draw:modifiers="2110.22395326193 5155.694227769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25T10:14:54</dc:date>
    <dc:language>de-DE</dc:language>
    <meta:editing-cycles>26</meta:editing-cycles>
    <meta:editing-duration>PT6H37M58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